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e47b4" officeooo:paragraph-rsid="001e47b4" style:text-blinking="false" fo:background-color="transparent"/>
    </style:style>
    <style:style style:name="P2" style:family="paragraph" style:parent-style-name="Text_20_body">
      <style:text-properties officeooo:rsid="001edb16"/>
    </style:style>
    <style:style style:name="P3" style:family="paragraph" style:parent-style-name="Text_20_body">
      <style:text-properties officeooo:rsid="001edb16" officeooo:paragraph-rsid="001edb16"/>
    </style:style>
    <style:style style:name="P4" style:family="paragraph" style:parent-style-name="Text_20_body">
      <style:text-properties officeooo:rsid="001edb16" officeooo:paragraph-rsid="001f1d4e"/>
    </style:style>
    <style:style style:name="P5" style:family="paragraph" style:parent-style-name="Text_20_body">
      <style:text-properties officeooo:rsid="001f1d4e" officeooo:paragraph-rsid="001f1d4e"/>
    </style:style>
    <style:style style:name="P6" style:family="paragraph" style:parent-style-name="Text_20_body">
      <style:text-properties fo:font-weight="bold" officeooo:rsid="001edb16" officeooo:paragraph-rsid="001edb16" style:font-weight-asian="bold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edb16" officeooo:paragraph-rsid="001edb16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20%" style:writing-mode="lr-tb"/>
    </style:style>
    <style:style style:name="P11" style:family="paragraph" style:parent-style-name="Text_20_body">
      <style:paragraph-properties fo:margin-top="0in" fo:margin-bottom="0in" style:contextual-spacing="false" fo:line-height="120%" style:writing-mode="lr-tb"/>
      <style:text-properties officeooo:rsid="001edb16" officeooo:paragraph-rsid="001edb16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officeooo:rsid="001f1d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8c491fa-c3e4-94b7-23ab-9b5f43a8fe99"/>List of requirements: </text:p>
      <text:p text:style-name="P6">Title: Initial Setup</text:p>
      <text:p text:style-name="P3">Description: Before the software can be used, the system administrator must login and setup the system. </text:p>
      <text:p text:style-name="P11">Task 1: Create an option for initial setup. This setup phase must be completed before universities can interact with the software. </text:p>
      <text:p text:style-name="P11"/>
      <text:p text:style-name="P11">Task 2: The system administrator will be able to login into the system with a username and password provided by the software developers. </text:p>
      <text:p text:style-name="P11"/>
      <text:p text:style-name="P11">Task 3: The user must upload all information described in the administrator Data user stories. </text:p>
      <text:p text:style-name="P10"/>
      <text:p text:style-name="P10"><text:span text:style-name="T1">Title: Upload approved administrator Data</text:span><text:span text:style-name="T3"> </text:span><text:span text:style-name="T2"><text:line-break/><text:line-break/>Description: The user will be able to upload a file containing approved users that will be able to reserve rooms. </text:span></text:p>
      <text:p text:style-name="P2"/>
      <text:p text:style-name="P3">Task 1: There will be an option to select a file path to the excel file the user is trying to upload. </text:p>
      <text:p text:style-name="P3">Task 2: The file will be sent through a parser </text:p>
      <text:p text:style-name="P3">Task 3: The information will be sent to the database and stored. </text:p>
      <text:p text:style-name="P3">Task 4: A password for each user will be randomly generated and sent via email to each administrator on the campus along with a note explaining what it can be used for. </text:p>
      <text:p text:style-name="P2"/>
      <text:p text:style-name="P9">Title: Reserve Room</text:p>
      <text:p text:style-name="Text_20_body"/>
      <text:p text:style-name="P7">Description: The user will be able to reserve their room by selecting a time, room , building, date.</text:p>
      <text:p text:style-name="P7"/>
      <text:p text:style-name="P8">Task 1: The user will utilize the UI for selecting a building, first. </text:p>
      <text:p text:style-name="P8"/>
      <text:p text:style-name="P8">Task 2: The remaining drop-down menus will automatically become populated with the times, dates, and rooms available within the selected building. </text:p>
      <text:p text:style-name="P3"/>
      <text:p text:style-name="P3">Task 3: <text:s/>After a time, date, and room are selected for that building, the user selects the “Reserve Room” button, the system will temporarily save this information. </text:p>
      <text:p text:style-name="P3">Task 4: The user will login and the system will check to make sure the login credentials are within the database. </text:p>
      <text:p text:style-name="P3">Task 5: <text:span text:style-name="T4">After successful login, the database management system will create a relationship between the </text:span><text:soft-page-break/><text:span text:style-name="T4">room, time, date, building selected with the users account and mark that information reserved so that it will no longer show up in available slots to be reserved. </text:span></text:p>
      <text:p text:style-name="Text_20_body"/>
      <text:p text:style-name="P9">Title: Upload Room Data</text:p>
      <text:p text:style-name="Text_20_body"/>
      <text:p text:style-name="P7">Description: The user will have a way to upload an excel file containing room data</text:p>
      <text:p text:style-name="Text_20_body"/>
      <text:p text:style-name="P4">Task 1: There will be an option to select a file path to the excel file the user is trying to upload. </text:p>
      <text:p text:style-name="P4">Task 2: The file will be sent through a parser </text:p>
      <text:p text:style-name="P4">Task 3: The information will be sent to the database and stored. </text:p>
      <text:p text:style-name="Text_20_body"/>
      <text:p text:style-name="P9">Title: Upload Building Data</text:p>
      <text:p text:style-name="Text_20_body"/>
      <text:p text:style-name="P7">Description: The user will have a way to upload an excel file containing building data </text:p>
      <text:p text:style-name="Text_20_body"/>
      <text:p text:style-name="P4">Task 1: There will be an option to select a file path to the excel file the user is trying to upload. </text:p>
      <text:p text:style-name="P4">Task 2: The file will be sent through a parser </text:p>
      <text:p text:style-name="P4">Task 3: The information will be sent to the database and stored. </text:p>
      <text:p text:style-name="P9"/>
      <text:p text:style-name="P9">Title: View Rooms Reserved</text:p>
      <text:p text:style-name="Text_20_body"/>
      <text:p text:style-name="P7">Description: The user will be able to view the current rooms they reserved</text:p>
      <text:p text:style-name="Text_20_body"/>
      <text:p text:style-name="P5">Task 1: Provide a, “View Rooms Available” button that when clicked, will show the rooms and times in the building selected. The date and building must be selected first. </text:p>
      <text:p text:style-name="P5">Task 2: Retrieve the information about a specific building on a specific date from the database for each time and room left available in the building on that date. <text:s/></text:p>
      <text:p text:style-name="P5">Task 3: Populate a table with the data to display to the user. </text:p>
      <text:p text:style-name="Text_20_body"/>
      <text:p text:style-name="P9">Title: Un-Reserve Rooms</text:p>
      <text:p text:style-name="Text_20_body"><text:line-break/><text:span text:style-name="T2">Description: The user will be able to un-reserve a room</text:span></text:p>
      <text:p text:style-name="P5"><text:span text:style-name="T2">Task 1: The user must login using the credentials setup for them by the original system administrator </text:span></text:p>
      <text:p text:style-name="P5"><text:soft-page-break/><text:span text:style-name="T2">Task 2: Retrieve information associated with the user's account from the database </text:span></text:p>
      <text:p text:style-name="P5"><text:span text:style-name="T2">Task 3: Populate a table with the information for the user to view </text:span></text:p>
      <text:p text:style-name="P5"><text:span text:style-name="T2">Task 4: Provide functionality to unreserve a selected room. </text:span></text:p>
      <text:p text:style-name="P5"><text:span text:style-name="T2">Task 5: Send information to database to unrelate the room's information with the current user account and change the selected room slot to availab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8:25:14.739667613</meta:creation-date>
    <dc:date>2016-02-08T22:02:52.377748567</dc:date>
    <meta:editing-duration>PT10M21S</meta:editing-duration>
    <meta:editing-cycles>1</meta:editing-cycles>
    <meta:document-statistic meta:table-count="0" meta:image-count="0" meta:object-count="0" meta:page-count="3" meta:paragraph-count="40" meta:word-count="630" meta:character-count="3615" meta:non-whitespace-character-count="2990"/>
    <meta:generator>LibreOffice/4.2.8.2$Linux_X86_64 LibreOffice_project/420m0$Build-2</meta:generator>
  </office:meta>
</office:document-meta>
</file>